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0894" officeooo:paragraph-rsid="000308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0:19:48.344893902</meta:creation-date>
    <dc:date>2018-09-24T20:20:13.162029001</dc:date>
    <meta:editing-duration>PT28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1" meta:word-count="2" meta:character-count="5" meta:non-whitespace-character-count="4"/>
  </office:meta>
</office:document-meta>
</file>